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295" calcext:value-type="float">
            <text:p>2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83" calcext:value-type="float">
            <text:p>183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98" calcext:value-type="float">
            <text:p>198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2:35:25.240648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2:06.813896909</meta:creation-date>
    <dc:date>2018-10-10T12:40:52.140226224</dc:date>
    <meta:editing-duration>PT1H56M58S</meta:editing-duration>
    <meta:editing-cycles>27</meta:editing-cycles>
    <meta:generator>LibreOffice/6.1.0.3$Linux_X86_64 LibreOffice_project/10$Build-3</meta:generator>
    <meta:document-statistic meta:table-count="1" meta:cell-count="1653" meta:object-count="0"/>
  </office:meta>
</office:document-meta>
</file>